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38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35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136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38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76in" svg:height="3.5386in" svg:x="8.0591in" svg:y="0.5504in">
            <draw:object draw:notify-on-update-of-ranges="Sheet1.B3:Sheet1.B9 Sheet1.C3:Sheet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1" office:value-type="string" calcext:value-type="string">
            <text:p>poin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ln(x)</text:p>
          </table:table-cell>
          <table:table-cell table:style-name="ce1" office:value-type="string" calcext:value-type="string">
            <text:p>ln(y)</text:p>
          </table:table-cell>
          <table:table-cell table:style-name="ce1" office:value-type="string" calcext:value-type="string">
            <text:p>ln(x).ln(y)</text:p>
          </table:table-cell>
          <table:table-cell table:style-name="ce1" office:value-type="string" calcext:value-type="string">
            <text:p>ln(x) ^2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style-name="ce2" table:formula="of:=LN([.B3])" office:value-type="float" office:value="-2.30258509299405" calcext:value-type="float">
            <text:p>-2.3026</text:p>
          </table:table-cell>
          <table:table-cell table:style-name="ce2" table:formula="of:=LN([.C3])" office:value-type="float" office:value="0.693147180559945" calcext:value-type="float">
            <text:p>0.6931</text:p>
          </table:table-cell>
          <table:table-cell table:style-name="ce2" table:formula="of:=[.D3]*[.E3]" office:value-type="float" office:value="-1.59603036520818" calcext:value-type="float">
            <text:p>-1.5960</text:p>
          </table:table-cell>
          <table:table-cell table:style-name="ce2" table:formula="of:=[.D3]^2" office:value-type="float" office:value="5.3018981104784" calcext:value-type="float">
            <text:p>5.3019</text:p>
          </table:table-cell>
          <table:table-cell table:style-name="ce7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3.1" calcext:value-type="float">
            <text:p>3.1</text:p>
          </table:table-cell>
          <table:table-cell table:style-name="ce2" table:formula="of:=LN([.B4])" office:value-type="float" office:value="-1.6094379124341" calcext:value-type="float">
            <text:p>-1.6094</text:p>
          </table:table-cell>
          <table:table-cell table:style-name="ce2" table:formula="of:=LN([.C4])" office:value-type="float" office:value="1.1314021114911" calcext:value-type="float">
            <text:p>1.1314</text:p>
          </table:table-cell>
          <table:table-cell table:style-name="ce2" table:formula="of:=[.D4]*[.E4]" office:value-type="float" office:value="-1.82092145244177" calcext:value-type="float">
            <text:p>-1.8209</text:p>
          </table:table-cell>
          <table:table-cell table:style-name="ce2" table:formula="of:=[.D4]^2" office:value-type="float" office:value="2.59029039398023" calcext:value-type="float">
            <text:p>2.5903</text:p>
          </table:table-cell>
          <table:table-cell table:style-name="ce7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3.3" calcext:value-type="float">
            <text:p>3.3</text:p>
          </table:table-cell>
          <table:table-cell table:style-name="ce2" table:formula="of:=LN([.B5])" office:value-type="float" office:value="-0.916290731874155" calcext:value-type="float">
            <text:p>-0.9163</text:p>
          </table:table-cell>
          <table:table-cell table:style-name="ce2" table:formula="of:=LN([.C5])" office:value-type="float" office:value="1.19392246847243" calcext:value-type="float">
            <text:p>1.1939</text:p>
          </table:table-cell>
          <table:table-cell table:style-name="ce2" table:formula="of:=[.D5]*[.E5]" office:value-type="float" office:value="-1.0939800924376" calcext:value-type="float">
            <text:p>-1.0940</text:p>
          </table:table-cell>
          <table:table-cell table:style-name="ce2" table:formula="of:=[.D5]^2" office:value-type="float" office:value="0.839588705318475" calcext:value-type="float">
            <text:p>0.8396</text:p>
          </table:table-cell>
          <table:table-cell table:style-name="ce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3.7" calcext:value-type="float">
            <text:p>3.7</text:p>
          </table:table-cell>
          <table:table-cell table:style-name="ce2" table:formula="of:=LN([.B6])" office:value-type="float" office:value="-0.356674943938732" calcext:value-type="float">
            <text:p>-0.3567</text:p>
          </table:table-cell>
          <table:table-cell table:style-name="ce2" table:formula="of:=LN([.C6])" office:value-type="float" office:value="1.30833281965018" calcext:value-type="float">
            <text:p>1.3083</text:p>
          </table:table-cell>
          <table:table-cell table:style-name="ce2" table:formula="of:=[.D6]*[.E6]" office:value-type="float" office:value="-0.466649535101931" calcext:value-type="float">
            <text:p>-0.4666</text:p>
          </table:table-cell>
          <table:table-cell table:style-name="ce2" table:formula="of:=[.D6]^2" office:value-type="float" office:value="0.127217015633698" calcext:value-type="float">
            <text:p>0.1272</text:p>
          </table:table-cell>
          <table:table-cell table:style-name="ce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style-name="ce2" table:formula="of:=LN([.B7])" office:value-type="float" office:value="0" calcext:value-type="float">
            <text:p>0.0000</text:p>
          </table:table-cell>
          <table:table-cell table:style-name="ce2" table:formula="of:=LN([.C7])" office:value-type="float" office:value="1.50407739677627" calcext:value-type="float">
            <text:p>1.5041</text:p>
          </table:table-cell>
          <table:table-cell table:style-name="ce2" table:formula="of:=[.D7]*[.E7]" office:value-type="float" office:value="0" calcext:value-type="float">
            <text:p>0.0000</text:p>
          </table:table-cell>
          <table:table-cell table:style-name="ce2" table:formula="of:=[.D7]^2" office:value-type="float" office:value="0" calcext:value-type="float">
            <text:p>0.0000</text:p>
          </table:table-cell>
          <table:table-cell table:style-name="ce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5.4" calcext:value-type="float">
            <text:p>5.4</text:p>
          </table:table-cell>
          <table:table-cell table:style-name="ce2" table:formula="of:=LN([.B8])" office:value-type="float" office:value="0.182321556793955" calcext:value-type="float">
            <text:p>0.1823</text:p>
          </table:table-cell>
          <table:table-cell table:style-name="ce2" table:formula="of:=LN([.C8])" office:value-type="float" office:value="1.68639895357023" calcext:value-type="float">
            <text:p>1.6864</text:p>
          </table:table-cell>
          <table:table-cell table:style-name="ce2" table:formula="of:=[.D8]*[.E8]" office:value-type="float" office:value="0.30746688259062" calcext:value-type="float">
            <text:p>0.3075</text:p>
          </table:table-cell>
          <table:table-cell table:style-name="ce2" table:formula="of:=[.D8]^2" office:value-type="float" office:value="0.0332411500717712" calcext:value-type="float">
            <text:p>0.0332</text:p>
          </table:table-cell>
          <table:table-cell table:style-name="ce7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.9" calcext:value-type="float">
            <text:p>5.9</text:p>
          </table:table-cell>
          <table:table-cell table:style-name="ce2" table:formula="of:=LN([.B9])" office:value-type="float" office:value="0.693147180559945" calcext:value-type="float">
            <text:p>0.6931</text:p>
          </table:table-cell>
          <table:table-cell table:style-name="ce2" table:formula="of:=LN([.C9])" office:value-type="float" office:value="1.77495235091167" calcext:value-type="float">
            <text:p>1.7750</text:p>
          </table:table-cell>
          <table:table-cell table:style-name="ce2" table:formula="of:=[.D9]*[.E9]" office:value-type="float" office:value="1.23030321766267" calcext:value-type="float">
            <text:p>1.2303</text:p>
          </table:table-cell>
          <table:table-cell table:style-name="ce2" table:formula="of:=[.D9]^2" office:value-type="float" office:value="0.480453013918201" calcext:value-type="float">
            <text:p>0.4805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formula="of:=SUM([.B3:.B9])" office:value-type="float" office:value="5.6" calcext:value-type="float">
            <text:p>5.6</text:p>
          </table:table-cell>
          <table:table-cell table:formula="of:=SUM([.C3:.C9])" office:value-type="float" office:value="27.9" calcext:value-type="float">
            <text:p>27.9</text:p>
          </table:table-cell>
          <table:table-cell table:style-name="ce2" table:formula="of:=SUM([.D3:.D9])" office:value-type="float" office:value="-4.30951994388713" calcext:value-type="float">
            <text:p>-4.3095</text:p>
          </table:table-cell>
          <table:table-cell table:style-name="ce2" table:formula="of:=SUM([.E3:.E9])" office:value-type="float" office:value="9.29223328143184" calcext:value-type="float">
            <text:p>9.2922</text:p>
          </table:table-cell>
          <table:table-cell table:style-name="ce2" table:formula="of:=SUM([.F3:.F9])" office:value-type="float" office:value="-3.43981134493619" calcext:value-type="float">
            <text:p>-3.4398</text:p>
          </table:table-cell>
          <table:table-cell table:style-name="ce2" table:formula="of:=SUM([.G3:.G9])" office:value-type="float" office:value="9.37268838940078" calcext:value-type="float">
            <text:p>9.3727</text:p>
          </table:table-cell>
          <table:table-cell table:style-name="ce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n=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y media=</text:p>
          </table:table-cell>
          <table:table-cell table:style-name="ce3" table:formula="of:=[.E10]/[.C12]" office:value-type="float" office:value="1.32746189734741" calcext:value-type="float">
            <text:p>1.32746189734741</text:p>
          </table:table-cell>
          <table:table-cell/>
          <table:table-cell office:value-type="string" calcext:value-type="string">
            <text:p>NOTICE: Natural logaritm sum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x media=</text:p>
          </table:table-cell>
          <table:table-cell table:formula="of:=[.D10]/[.C12]" office:value-type="float" office:value="-0.61564570626959" calcext:value-type="float">
            <text:p>-0.61564570626959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a0=</text:p>
          </table:table-cell>
          <table:table-cell table:style-name="ce4" table:formula="of:=[.$C$14]-[.$C$18]*[.$C$15]" office:value-type="float" office:value="1.53643922341666" calcext:value-type="float">
            <text:p>1.536439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1=</text:p>
          </table:table-cell>
          <table:table-cell table:style-name="ce4" table:formula="of:=([.C12]*[.F10]-[.D10]*[.E10])/([.C12]*[.G10]-([.D10])^2)" office:value-type="float" office:value="0.339444137985661" calcext:value-type="float">
            <text:p>0.3394441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Then apply transformation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alfa=</text:p>
          </table:table-cell>
          <table:table-cell table:style-name="ce4" table:formula="of:=EXP([.C17])" office:value-type="float" office:value="4.64801024358534" calcext:value-type="float">
            <text:p>4.6480102</text:p>
          </table:table-cell>
          <table:table-cell/>
          <table:table-cell office:value-type="string" calcext:value-type="string">
            <text:p>alfa= e^(a0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eta=</text:p>
          </table:table-cell>
          <table:table-cell table:style-name="ce4" table:formula="of:=[.C18]" office:value-type="float" office:value="0.339444137985661" calcext:value-type="float">
            <text:p>0.3394441</text:p>
          </table:table-cell>
          <table:table-cell/>
          <table:table-cell office:value-type="string" calcext:value-type="string">
            <text:p>beta= a1</text:p>
          </table:table-cell>
          <table:table-cell office:value-type="string" calcext:value-type="string">
            <text:p>linear regression formula apply with natural log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formula="of:=[.C12]" office:value-type="float" office:value="7" calcext:value-type="float">
            <text:p>7</text:p>
          </table:table-cell>
          <table:table-cell table:style-name="ce2" table:formula="of:=[.D10]" office:value-type="float" office:value="-4.30951994388713" calcext:value-type="float">
            <text:p>-4.3095</text:p>
          </table:table-cell>
          <table:table-cell table:style-name="ce1"/>
          <table:table-cell table:style-name="ce4" table:formula="of:=[.C17]" office:value-type="float" office:value="1.53643922341666" calcext:value-type="float">
            <text:p>1.5364392</text:p>
          </table:table-cell>
          <table:table-cell table:style-name="ce5" office:value-type="string" calcext:value-type="string" table:number-columns-spanned="1" table:number-rows-spanned="2">
            <text:p>=</text:p>
          </table:table-cell>
          <table:table-cell table:style-name="ce6" table:formula="of:=[.B26]*[.$E$26]+[.C26]*[.$E$27]" office:value-type="float" office:value="9.29223328143184" calcext:value-type="float">
            <text:p>9.292233</text:p>
          </table:table-cell>
          <table:table-cell/>
        </table:table-row>
        <table:table-row table:style-name="ro1">
          <table:table-cell/>
          <table:table-cell table:style-name="ce2" table:formula="of:=[.D10]" office:value-type="float" office:value="-4.30951994388713" calcext:value-type="float">
            <text:p>-4.3095</text:p>
          </table:table-cell>
          <table:table-cell table:style-name="ce2" table:formula="of:=[.G10]" office:value-type="float" office:value="9.37268838940078" calcext:value-type="float">
            <text:p>9.3727</text:p>
          </table:table-cell>
          <table:table-cell table:style-name="ce1"/>
          <table:table-cell table:style-name="ce4" table:formula="of:=[.C18]" office:value-type="float" office:value="0.339444137985661" calcext:value-type="float">
            <text:p>0.3394441</text:p>
          </table:table-cell>
          <table:covered-table-cell table:style-name="ce1"/>
          <table:table-cell table:style-name="ce6" table:formula="of:=[.B27]*[.$E$26]+[.C27]*[.$E$27]" office:value-type="float" office:value="-3.43981134493619" calcext:value-type="float">
            <text:p>-3.43981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20:46:21.239111734</meta:creation-date>
    <dc:date>2024-11-29T02:54:33.233307750</dc:date>
    <meta:editing-duration>PT6H7M53S</meta:editing-duration>
    <meta:editing-cycles>41</meta:editing-cycles>
    <meta:generator>LibreOffice/24.2.6.2$Linux_X86_64 LibreOffice_project/420$Build-2</meta:generator>
    <meta:document-statistic meta:table-count="1" meta:cell-count="9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scatter" chart:style-name="ch1">
        <chart:legend chart:legend-position="end" svg:x="13.065cm" svg:y="4.192cm" style:legend-expansion="high" chart:style-name="ch2"/>
        <chart:plot-area chart:style-name="ch3" table:cell-range-address="Sheet1.B3:Sheet1.C9" svg:x="0.319cm" svg:y="0.179cm" svg:width="12.427cm" svg:height="8.631cm">
          <chart:coordinate-region svg:x="0.761cm" svg:y="0.381cm" svg:width="11.74cm" svg:height="7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9" chart:class="chart:scatter">
            <chart:domain table:cell-range-address="Sheet1.B3:Sheet1.B9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B3:Sheet1.B9</svg:desc>
                </draw:g>
              </table:table-cell>
              <table:table-cell office:value-type="float" office:value="2">
                <text:p>2</text:p>
                <draw:g>
                  <svg:desc>Sheet1.C3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">
                <text:p>0.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">
                <text:p>1.2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.9">
                <text:p>5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